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d449" officeooo:paragraph-rsid="0010d4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e to the git repositor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3:26:35.336232987</meta:creation-date>
    <dc:date>2023-10-11T16:05:51.649043025</dc:date>
    <meta:editing-duration>PT2H39M1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5" meta:character-count="28" meta:non-whitespace-character-count="24"/>
  </office:meta>
</office:document-meta>
</file>